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699cm"/>
    </style:style>
    <style:style style:name="表格1.B" style:family="table-column">
      <style:table-column-properties style:column-width="12.488cm"/>
    </style:style>
    <style:style style:name="表格1.C" style:family="table-column">
      <style:table-column-properties style:column-width="1.826cm"/>
    </style:style>
    <style:style style:name="表格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C1" style:family="table-cell">
      <style:table-cell-properties fo:background-color="#666666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527f" officeooo:paragraph-rsid="001e527f"/>
    </style:style>
    <style:style style:name="P2" style:family="paragraph" style:parent-style-name="Table_20_Contents">
      <style:paragraph-properties fo:text-align="center" style:justify-single-word="false"/>
      <style:text-properties officeooo:rsid="001e527f" officeooo:paragraph-rsid="001e527f"/>
    </style:style>
    <style:style style:name="P3" style:family="paragraph" style:parent-style-name="Table_20_Contents">
      <style:text-properties officeooo:rsid="002033b4" officeooo:paragraph-rsid="002033b4"/>
    </style:style>
    <style:style style:name="P4" style:family="paragraph" style:parent-style-name="Table_20_Contents">
      <style:paragraph-properties fo:text-align="center" style:justify-single-word="false"/>
      <style:text-properties officeooo:rsid="002033b4" officeooo:paragraph-rsid="002033b4"/>
    </style:style>
    <style:style style:name="P5" style:family="paragraph" style:parent-style-name="Table_20_Contents">
      <style:text-properties officeooo:rsid="00237098" officeooo:paragraph-rsid="00237098"/>
    </style:style>
    <style:style style:name="P6" style:family="paragraph" style:parent-style-name="Table_20_Contents">
      <style:text-properties officeooo:rsid="00239e9f" officeooo:paragraph-rsid="00239e9f"/>
    </style:style>
    <style:style style:name="P7" style:family="paragraph" style:parent-style-name="Table_20_Contents">
      <style:paragraph-properties fo:text-align="center" style:justify-single-word="false"/>
      <style:text-properties officeooo:rsid="00239e9f" officeooo:paragraph-rsid="00239e9f"/>
    </style:style>
    <style:style style:name="P8" style:family="paragraph" style:parent-style-name="Table_20_Contents">
      <style:paragraph-properties fo:text-align="center" style:justify-single-word="false"/>
      <style:text-properties officeooo:rsid="00239e9f" officeooo:paragraph-rsid="0051e37a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0" style:family="paragraph" style:parent-style-name="Table_20_Contents">
      <style:text-properties officeooo:rsid="0023aad3" officeooo:paragraph-rsid="0026ca18"/>
    </style:style>
    <style:style style:name="P11" style:family="paragraph" style:parent-style-name="Table_20_Contents">
      <style:paragraph-properties fo:text-align="center" style:justify-single-word="false"/>
      <style:text-properties officeooo:rsid="0023aad3" officeooo:paragraph-rsid="0023aad3"/>
    </style:style>
    <style:style style:name="P12" style:family="paragraph" style:parent-style-name="Table_20_Contents">
      <style:text-properties officeooo:rsid="0026ca18" officeooo:paragraph-rsid="0026ca18"/>
    </style:style>
    <style:style style:name="P13" style:family="paragraph" style:parent-style-name="Table_20_Contents">
      <style:paragraph-properties fo:text-align="center" style:justify-single-word="false"/>
      <style:text-properties officeooo:rsid="0026ca18" officeooo:paragraph-rsid="0026ca18"/>
    </style:style>
    <style:style style:name="P14" style:family="paragraph" style:parent-style-name="Table_20_Contents">
      <style:paragraph-properties fo:text-align="center" style:justify-single-word="false"/>
      <style:text-properties officeooo:rsid="0026ca18" officeooo:paragraph-rsid="0051e37a"/>
    </style:style>
    <style:style style:name="P15" style:family="paragraph" style:parent-style-name="Table_20_Contents">
      <style:text-properties officeooo:rsid="00307c77" officeooo:paragraph-rsid="00307c77"/>
    </style:style>
    <style:style style:name="P16" style:family="paragraph" style:parent-style-name="Table_20_Contents">
      <style:text-properties officeooo:rsid="00290e0d" officeooo:paragraph-rsid="00290e0d"/>
    </style:style>
    <style:style style:name="P17" style:family="paragraph" style:parent-style-name="Table_20_Contents">
      <style:paragraph-properties fo:text-align="center" style:justify-single-word="false"/>
      <style:text-properties officeooo:rsid="00290e0d" officeooo:paragraph-rsid="00290e0d"/>
    </style:style>
    <style:style style:name="P18" style:family="paragraph" style:parent-style-name="Table_20_Contents">
      <style:text-properties officeooo:rsid="0050670c" officeooo:paragraph-rsid="0050670c"/>
    </style:style>
    <style:style style:name="P19" style:family="paragraph" style:parent-style-name="Table_20_Contents">
      <style:paragraph-properties fo:text-align="center" style:justify-single-word="false"/>
      <style:text-properties officeooo:rsid="0050670c" officeooo:paragraph-rsid="0050670c"/>
    </style:style>
    <style:style style:name="P20" style:family="paragraph" style:parent-style-name="Table_20_Contents">
      <style:paragraph-properties fo:text-align="center" style:justify-single-word="false"/>
      <style:text-properties officeooo:rsid="00210110" officeooo:paragraph-rsid="00210110"/>
    </style:style>
    <style:style style:name="P21" style:family="paragraph" style:parent-style-name="Table_20_Contents">
      <style:paragraph-properties fo:text-align="center" style:justify-single-word="false"/>
      <style:text-properties officeooo:rsid="002619cc" officeooo:paragraph-rsid="002619cc"/>
    </style:style>
    <style:style style:name="P22" style:family="paragraph" style:parent-style-name="Text_20_body">
      <style:text-properties officeooo:paragraph-rsid="0018ff90"/>
    </style:style>
    <style:style style:name="P23" style:family="paragraph" style:parent-style-name="Text_20_body">
      <style:text-properties officeooo:paragraph-rsid="001a57be"/>
    </style:style>
    <style:style style:name="P24" style:family="paragraph" style:parent-style-name="Text_20_body">
      <style:text-properties officeooo:rsid="001a57be" officeooo:paragraph-rsid="001a57be"/>
    </style:style>
    <style:style style:name="P25" style:family="paragraph" style:parent-style-name="Text_20_body">
      <style:text-properties officeooo:paragraph-rsid="00251d43"/>
    </style:style>
    <style:style style:name="P26" style:family="paragraph" style:parent-style-name="Text_20_body">
      <style:text-properties officeooo:paragraph-rsid="0037415a"/>
    </style:style>
    <style:style style:name="P27" style:family="paragraph" style:parent-style-name="Text_20_body">
      <style:text-properties officeooo:paragraph-rsid="003996a1"/>
    </style:style>
    <style:style style:name="P28" style:family="paragraph" style:parent-style-name="Text_20_body">
      <style:paragraph-properties fo:text-align="justify" style:justify-single-word="false"/>
      <style:text-properties officeooo:paragraph-rsid="0042d747"/>
    </style:style>
    <style:style style:name="P29" style:family="paragraph" style:parent-style-name="Text_20_body">
      <style:text-properties officeooo:rsid="0037415a" officeooo:paragraph-rsid="0037415a"/>
    </style:style>
    <style:style style:name="P30" style:family="paragraph" style:parent-style-name="Title">
      <style:text-properties officeooo:paragraph-rsid="0018ff90"/>
    </style:style>
    <style:style style:name="P31" style:family="paragraph" style:parent-style-name="Title">
      <style:text-properties officeooo:rsid="0018ff90" officeooo:paragraph-rsid="0018ff90"/>
    </style:style>
    <style:style style:name="P32" style:family="paragraph" style:parent-style-name="Text_20_body">
      <style:text-properties officeooo:rsid="00547691"/>
    </style:style>
    <style:style style:name="P33" style:family="paragraph" style:parent-style-name="Text_20_body">
      <style:text-properties officeooo:rsid="00547691" officeooo:paragraph-rsid="00547691"/>
    </style:style>
    <style:style style:name="P34" style:family="paragraph" style:parent-style-name="Heading_20_1">
      <style:paragraph-properties fo:text-align="justify" style:justify-single-word="false"/>
      <style:text-properties officeooo:rsid="0041d710" officeooo:paragraph-rsid="0042d747"/>
    </style:style>
    <style:style style:name="T1" style:family="text">
      <style:text-properties officeooo:rsid="0018ff90"/>
    </style:style>
    <style:style style:name="T2" style:family="text">
      <style:text-properties officeooo:rsid="001a57be"/>
    </style:style>
    <style:style style:name="T3" style:family="text">
      <style:text-properties officeooo:rsid="001e7997"/>
    </style:style>
    <style:style style:name="T4" style:family="text">
      <style:text-properties officeooo:rsid="002033b4"/>
    </style:style>
    <style:style style:name="T5" style:family="text">
      <style:text-properties officeooo:rsid="0021838f"/>
    </style:style>
    <style:style style:name="T6" style:family="text">
      <style:text-properties officeooo:rsid="00239e9f"/>
    </style:style>
    <style:style style:name="T7" style:family="text">
      <style:text-properties officeooo:rsid="0026ca18"/>
    </style:style>
    <style:style style:name="T8" style:family="text">
      <style:text-properties officeooo:rsid="002ac23c"/>
    </style:style>
    <style:style style:name="T9" style:family="text">
      <style:text-properties officeooo:rsid="002c06bc"/>
    </style:style>
    <style:style style:name="T10" style:family="text">
      <style:text-properties officeooo:rsid="002e8bce"/>
    </style:style>
    <style:style style:name="T11" style:family="text">
      <style:text-properties officeooo:rsid="002f125a"/>
    </style:style>
    <style:style style:name="T12" style:family="text">
      <style:text-properties officeooo:rsid="00330aaf"/>
    </style:style>
    <style:style style:name="T13" style:family="text">
      <style:text-properties officeooo:rsid="0034b150"/>
    </style:style>
    <style:style style:name="T14" style:family="text">
      <style:text-properties officeooo:rsid="0037415a"/>
    </style:style>
    <style:style style:name="T15" style:family="text">
      <style:text-properties officeooo:rsid="00389a32"/>
    </style:style>
    <style:style style:name="T16" style:family="text">
      <style:text-properties officeooo:rsid="003ca209"/>
    </style:style>
    <style:style style:name="T17" style:family="text">
      <style:text-properties officeooo:rsid="003e516c"/>
    </style:style>
    <style:style style:name="T18" style:family="text">
      <style:text-properties officeooo:rsid="003ff0ae"/>
    </style:style>
    <style:style style:name="T19" style:family="text">
      <style:text-properties officeooo:rsid="0041d710"/>
    </style:style>
    <style:style style:name="T20" style:family="text">
      <style:text-properties officeooo:rsid="0042d747"/>
    </style:style>
    <style:style style:name="T21" style:family="text">
      <style:text-properties fo:font-variant="normal" fo:text-transform="none" fo:color="#586069" style:font-name="apple-system" fo:font-size="10.5pt" fo:letter-spacing="normal" fo:font-style="normal" fo:font-weight="normal"/>
    </style:style>
    <style:style style:name="T22" style:family="text">
      <style:text-properties officeooo:rsid="0042f2f9"/>
    </style:style>
    <style:style style:name="T23" style:family="text">
      <style:text-properties officeooo:rsid="00504c74"/>
    </style:style>
    <style:style style:name="T24" style:family="text">
      <style:text-properties officeooo:rsid="00547691"/>
    </style:style>
    <style:style style:name="T25" style:family="text">
      <style:text-properties officeooo:rsid="00548cc7"/>
    </style:style>
    <style:style style:name="T26" style:family="text">
      <style:text-properties officeooo:rsid="0054b2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田一块<text:span text:style-name="T1">Web全栈基础班</text:span></text:p>
      <text:p text:style-name="P31">培训学员招收简章</text:p>
      <text:p text:style-name="P22"/>
      <text:p text:style-name="P22"><text:tab/>为了传播与普及<text:span text:style-name="T1">Web知识，促进Web事业的不断进步与发展，为企业输送的合格的Web研发、工程，创新人才，为广大毕业生或者在职人员提供更多工作匹配的技能，增加知识储备，田一块Web全栈基础班现面向全国招收学员。</text:span></text:p>
      <text:h text:style-name="Heading_20_1" text:outline-level="1">一、学员报名要求</text:h>
      <text:p text:style-name="Text_20_body"/>
      <text:p text:style-name="P25">具备大学计算机专业本/专科毕业生，或者同等程度的学员。</text:p>
      <text:h text:style-name="Heading_20_1" text:outline-level="1">二、培训目标</text:h>
      <text:p text:style-name="Text_20_body"/>
      <text:p text:style-name="P23">全栈基础班的培训目标<text:span text:style-name="T17">：</text:span></text:p>
      <text:p text:style-name="P23"><text:span text:style-name="T2">1. </text:span>学员能在培训完成后独立制作一个网站。</text:p>
      <text:p text:style-name="P23"><text:span text:style-name="T2">2. 全面掌握</text:span>网站开发的各类基础知识。</text:p>
      <text:p text:style-name="P23"><text:span text:style-name="T2">3. </text:span>为以后在<text:span text:style-name="T2">Web行业深造提供基础的理论知识与实践机会。</text:span></text:p>
      <text:p text:style-name="P24">4. 通过培训中的实战性非常强的项目与协作机会，体会实际的开发场景。</text:p>
      <text:p text:style-name="P24">5. 能立即上手，并参与到实际的企业开发中去。</text:p>
      <text:h text:style-name="Heading_20_1" text:outline-level="1">三、课程设置</text:h>
      <text:p text:style-name="Text_20_body"/>
      <text:p text:style-name="P24">授课方式是全日制<text:span text:style-name="T9">：周一至周五上课，周六日休息</text:span></text:p>
      <text:p text:style-name="P24">总长： 约<text:span text:style-name="T3">8.5周</text:span></text:p>
      <text:p text:style-name="P24">课程时长：每次课程时间约为两个月。</text:p>
      <text:p text:style-name="P24"/>
      <text:h text:style-name="Heading_20_1" text:outline-level="1"><text:soft-page-break/>四、课程内容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课程名称</text:p>
          </table:table-cell>
          <table:table-cell table:style-name="表格1.A1" office:value-type="string">
            <text:p text:style-name="P9">详细内容</text:p>
          </table:table-cell>
          <table:table-cell table:style-name="表格1.C1" office:value-type="string">
            <text:p text:style-name="P9">课时</text:p>
          </table:table-cell>
        </table:table-row>
        <table:table-row>
          <table:table-cell table:style-name="表格1.A10" office:value-type="string">
            <text:p text:style-name="P2">HTML<text:span text:style-name="T6">(5)</text:span>+CSS<text:span text:style-name="T6">(3)</text:span></text:p>
          </table:table-cell>
          <table:table-cell table:style-name="表格1.B2" office:value-type="string">
            <text:p text:style-name="P1">1. HTML<text:span text:style-name="T6">(5)</text:span> 基础</text:p>
            <text:p text:style-name="P1">2. CSS <text:span text:style-name="T6">(3)</text:span>基础</text:p>
          </table:table-cell>
          <table:table-cell table:style-name="表格1.C2" office:value-type="string">
            <text:p text:style-name="P2"><text:span text:style-name="T4">约5</text:span>天</text:p>
          </table:table-cell>
        </table:table-row>
        <table:table-row>
          <table:table-cell table:style-name="表格1.A10" office:value-type="string">
            <text:p text:style-name="P4">Javascript</text:p>
          </table:table-cell>
          <table:table-cell table:style-name="表格1.B3" office:value-type="string">
            <text:p text:style-name="P3">1. Javascript语法基础</text:p>
            <text:p text:style-name="P3">2. 理解DOM/BOM</text:p>
            <text:p text:style-name="P5">4. 基于HTML+CSS+Javascript完成一个基本的项目。</text:p>
          </table:table-cell>
          <table:table-cell table:style-name="表格1.C3" office:value-type="string">
            <text:p text:style-name="P20"><text:span text:style-name="T5">约5</text:span>天</text:p>
          </table:table-cell>
        </table:table-row>
        <table:table-row>
          <table:table-cell table:style-name="表格1.A10" office:value-type="string">
            <text:p text:style-name="P7">GNU/Linux</text:p>
          </table:table-cell>
          <table:table-cell table:style-name="表格1.B4" office:value-type="string">
            <text:p text:style-name="P6">1. 理解GNU和Linux的关系</text:p>
            <text:p text:style-name="P6">2. 学会使用基本的Linux命令</text:p>
            <text:p text:style-name="P6">3. 学会使用Shell命令</text:p>
            <text:p text:style-name="P6">4. 学会使用Shell编写脚本</text:p>
            <text:p text:style-name="P6">5. 学会使用Linux管理计算机</text:p>
          </table:table-cell>
          <table:table-cell table:style-name="表格1.C4" office:value-type="string">
            <text:p text:style-name="P7">约<text:span text:style-name="T11">5</text:span>天</text:p>
          </table:table-cell>
        </table:table-row>
        <table:table-row>
          <table:table-cell table:style-name="表格1.A10" office:value-type="string">
            <text:p text:style-name="P8">ES6</text:p>
            <text:p text:style-name="P8">+</text:p>
            <text:p text:style-name="P8">TypeScript</text:p>
          </table:table-cell>
          <table:table-cell table:style-name="表格1.B5" office:value-type="string">
            <text:p text:style-name="P6">1. 理解ES6与他相关的转换器</text:p>
            <text:p text:style-name="P6">2. 理解TypeScript</text:p>
            <text:p text:style-name="P6">3. 掌握TypeScript的语法基础</text:p>
            <text:p text:style-name="P6">4. 并能基于TypeScript开发</text:p>
          </table:table-cell>
          <table:table-cell table:style-name="表格1.C5" office:value-type="string">
            <text:p text:style-name="P21">约<text:span text:style-name="T10">5</text:span>天</text:p>
          </table:table-cell>
        </table:table-row>
        <table:table-row>
          <table:table-cell table:style-name="表格1.A10" office:value-type="string">
            <text:p text:style-name="P11">Node.JS基础</text:p>
          </table:table-cell>
          <table:table-cell table:style-name="表格1.B6" office:value-type="string">
            <text:p text:style-name="P10">1. 历史背景介绍</text:p>
            <text:p text:style-name="P10"><text:span text:style-name="T7">2. 架构与Node.js</text:span>安装</text:p>
            <text:p text:style-name="P12">3. 核心模块与包机制</text:p>
            <text:p text:style-name="P12">4. 异步及解决方案</text:p>
            <text:p text:style-name="P12">5. 文件，字符，流，编码的问题理解与解决</text:p>
            <text:p text:style-name="P12">6. 网络开发</text:p>
          </table:table-cell>
          <table:table-cell table:style-name="表格1.C6" office:value-type="string">
            <text:p text:style-name="P13">约<text:span text:style-name="T10">5</text:span>天</text:p>
          </table:table-cell>
        </table:table-row>
        <table:table-row>
          <table:table-cell table:style-name="表格1.A10" office:value-type="string">
            <text:p text:style-name="P13">Node.js提高</text:p>
          </table:table-cell>
          <table:table-cell table:style-name="表格1.B7" office:value-type="string">
            <text:p text:style-name="P12">1. 基于Express进行Web开发</text:p>
            <text:p text:style-name="P12">2. 中间件与Express中间件开发</text:p>
            <text:p text:style-name="P12">3. Mysql和Mongodb的数据库调用</text:p>
            <text:p text:style-name="P12">4. ORM介绍</text:p>
            <text:p text:style-name="P12">5. 常用node框架介绍</text:p>
            <text:p text:style-name="P12">6. node的单元测试技术介绍</text:p>
            <text:p text:style-name="P12">7. 软件包的发布与维护，软件版本的概念</text:p>
            <text:p text:style-name="P12">8. npm的设计失误与弥补</text:p>
          </table:table-cell>
          <table:table-cell table:style-name="表格1.C7" office:value-type="string">
            <text:p text:style-name="P13">约5天</text:p>
          </table:table-cell>
        </table:table-row>
        <table:table-row>
          <table:table-cell table:style-name="表格1.A10" office:value-type="string">
            <text:p text:style-name="P14">Web后端</text:p>
            <text:p text:style-name="P14">或者</text:p>
            <text:p text:style-name="P14">基本开发技术</text:p>
          </table:table-cell>
          <table:table-cell table:style-name="表格1.B8" office:value-type="string">
            <text:p text:style-name="P12">1. Mysql数据库的基本理念与管理技术介绍</text:p>
            <text:p text:style-name="P12">2. Mongodb数据库的基本理念与管理技术介绍</text:p>
            <text:p text:style-name="P12">3. Redis缓存服务器的安装与使用</text:p>
            <text:p text:style-name="P12">4. nginx/apache基本的网站技术学习</text:p>
            <text:p text:style-name="P15">5. git的基本使用</text:p>
          </table:table-cell>
          <table:table-cell table:style-name="表格1.C8" office:value-type="string">
            <text:p text:style-name="P13">约5天</text:p>
          </table:table-cell>
        </table:table-row>
        <table:table-row>
          <table:table-cell table:style-name="表格1.A10" office:value-type="string">
            <text:p text:style-name="P13">Angular技术介绍</text:p>
          </table:table-cell>
          <table:table-cell table:style-name="表格1.B9" office:value-type="string">
            <text:p text:style-name="P12">1. Angular的安装</text:p>
            <text:p text:style-name="P12">2. Angular的组件技术介绍</text:p>
            <text:p text:style-name="P12">3. 基于Angular进行多屏开发</text:p>
            <text:p text:style-name="P16">4. Angular + ionic多平台开发</text:p>
          </table:table-cell>
          <table:table-cell table:style-name="表格1.C9" office:value-type="string">
            <text:p text:style-name="P17"><text:span text:style-name="T8">约5</text:span>天</text:p>
          </table:table-cell>
        </table:table-row>
        <table:table-row>
          <table:table-cell table:style-name="表格1.A10" office:value-type="string">
            <text:p text:style-name="P13">项目开发</text:p>
          </table:table-cell>
          <table:table-cell table:style-name="表格1.B10" office:value-type="string">
            <text:p text:style-name="P15">1. 每个学习内容都会布置相应的作业</text:p>
            <text:p text:style-name="P15">2. 最后会根据实际情况开发一个项目。（可以选择<text:span text:style-name="T23">IM，电商，内容管理系统，论坛）</text:span></text:p>
          </table:table-cell>
          <table:table-cell table:style-name="表格1.C10" office:value-type="string">
            <text:p text:style-name="P17">约<text:span text:style-name="T12">5天</text:span></text:p>
          </table:table-cell>
        </table:table-row>
        <table:table-row>
          <table:table-cell table:style-name="表格1.A11" office:value-type="string">
            <text:p text:style-name="P13">毕业考试</text:p>
          </table:table-cell>
          <table:table-cell table:style-name="表格1.B11" office:value-type="string">
            <text:p text:style-name="P18">1. 知识点回顾 2. 重新检察学习效果</text:p>
          </table:table-cell>
          <table:table-cell table:style-name="表格1.C11" office:value-type="string">
            <text:p text:style-name="P19">1小时</text:p>
          </table:table-cell>
        </table:table-row>
      </table:table>
      <text:h text:style-name="Heading_20_1" text:outline-level="1"><text:soft-page-break/>五<text:span text:style-name="T13">、讲师介绍</text:span></text:h>
      <text:p text:style-name="P26">讲师田一块有多年的企业培训和就业培训经验<text:span text:style-name="T14">。</text:span></text:p>
      <text:p text:style-name="P26">参与过从硬件到前端<text:span text:style-name="T16">，移动应用(Android, PWA, Cordova)等多种项目。</text:span></text:p>
      <text:p text:style-name="P26">熟练掌握多<text:span text:style-name="T16">种常用编程语言，是软件开发的践行者。</text:span></text:p>
      <text:p text:style-name="P29">曾经在国内外多家大型互联网企业担任高级工程师，架构师，技术经理等职。</text:p>
      <text:p text:style-name="P27">著有<text:span text:style-name="T14">node-wexin, vig等开源软件，是一名开源软件爱好者与贡献者。</text:span></text:p>
      <text:p text:style-name="Text_20_body">同时也是一个积极的全栈开发推动者<text:span text:style-name="T14">。</text:span></text:p>
      <text:p text:style-name="Text_20_body"/>
      <text:h text:style-name="Heading_20_1" text:outline-level="1">六<text:span text:style-name="T15">、学费</text:span></text:h>
      <text:p text:style-name="Text_20_body">一次性费用<text:span text:style-name="T18">：6800元/人</text:span></text:p>
      <text:p text:style-name="P32">优惠措施：</text:p>
      <text:p text:style-name="P32">1. 学生凭学生证：优惠<text:span text:style-name="T25">3</text:span>00</text:p>
      <text:p text:style-name="P32">2. 3人团购优惠：300</text:p>
      <text:p text:style-name="P33">3. 5人团购及以上优惠：500</text:p>
      <text:p text:style-name="Text_20_body"><text:span text:style-name="T24">4. 保有VIG Coin 1万枚，可以优惠100</text:span></text:p>
      <text:p text:style-name="Text_20_body">除<text:span text:style-name="T26">2,3不可叠加外，其它的优惠条件可以叠加</text:span></text:p>
      <text:h text:style-name="Heading_20_1" text:outline-level="1">七<text:span text:style-name="T19">、报名方法</text:span></text:h>
      <text:p text:style-name="P22"><text:span text:style-name="T20">QQ群：</text:span><text:span text:style-name="T21">579500717</text:span></text:p>
      <text:h text:style-name="P34" text:outline-level="1">八、地址</text:h>
      <text:p text:style-name="P28">浙江省台州市椒江区东环大道<text:span text:style-name="T22">195号3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2:34:51.459773887</meta:creation-date>
    <dc:date>2019-04-29T12:02:59.740678274</dc:date>
    <meta:editing-duration>PT2H19M33S</meta:editing-duration>
    <meta:editing-cycles>61</meta:editing-cycles>
    <meta:generator>LibreOffice/6.2.2.2$Linux_X86_64 LibreOffice_project/20$Build-2</meta:generator>
    <meta:document-statistic meta:table-count="1" meta:image-count="0" meta:object-count="0" meta:page-count="3" meta:paragraph-count="103" meta:word-count="1093" meta:character-count="1529" meta:non-whitespace-character-count="1467"/>
  </office:meta>
</office:document-meta>
</file>